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10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">
          <table:table-cell table:number-columns-repeated="10"/>
          <table:table-cell table:style-name="Default"/>
          <table:table-cell/>
        </table:table-row>
        <table:table-row table:style-name="ro1">
          <table:table-cell table:number-columns-repeated="9"/>
          <table:table-cell office:value-type="string" calcext:value-type="string">
            <text:p>Price</text:p>
          </table:table-cell>
          <table:table-cell table:style-name="Default" office:value-type="float" office:value="320.59" calcext:value-type="float">
            <text:p>320.59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office:value-type="string" calcext:value-type="string">
            <text:p>fiscal year for msft is until the end of june</text:p>
          </table:table-cell>
          <table:table-cell table:number-columns-repeated="8"/>
          <table:table-cell office:value-type="string" calcext:value-type="string">
            <text:p>S/O</text:p>
          </table:table-cell>
          <table:table-cell office:value-type="float" office:value="7429" calcext:value-type="float">
            <text:p>7,429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C</text:p>
          </table:table-cell>
          <table:table-cell table:formula="of:=+[.K4]*[.K3]" office:value-type="float" office:value="2381663.11" calcext:value-type="float">
            <text:p>2,381,663</text:p>
          </table:table-cell>
          <table:table-cell office:value-type="string" calcext:value-type="string">
            <text:p>21.09.2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sh</text:p>
          </table:table-cell>
          <table:table-cell table:formula="of:=+34704+76558+9879" office:value-type="float" office:value="121141" calcext:value-type="float">
            <text:p>121,141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ept</text:p>
          </table:table-cell>
          <table:table-cell table:formula="of:=+5247+41990" office:value-type="float" office:value="47237" calcext:value-type="float">
            <text:p>47,237</text:p>
          </table:table-cell>
          <table:table-cell office:value-type="string" calcext:value-type="string">
            <text:p>Q3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V</text:p>
          </table:table-cell>
          <table:table-cell table:formula="of:=+[.K5]-[.K6]+[.K7]" office:value-type="float" office:value="2307759.11" calcext:value-type="float">
            <text:p>2,307,759</text:p>
          </table:table-cell>
          <table:table-cell/>
        </table:table-row>
      </table:table>
      <table:table table:name="Model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20" table:default-cell-style-name="Default"/>
        <table:table-column table:style-name="co1" table:number-columns-repeated="3" table:default-cell-style-name="ce1"/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string" calcext:value-type="string">
            <text:p>Q420</text:p>
          </table:table-cell>
          <table:table-cell office:value-type="string" calcext:value-type="string">
            <text:p>Q121</text:p>
          </table:table-cell>
          <table:table-cell office:value-type="string" calcext:value-type="string">
            <text:p>Q221</text:p>
          </table:table-cell>
          <table:table-cell office:value-type="string" calcext:value-type="string">
            <text:p>Q321</text:p>
          </table:table-cell>
          <table:table-cell office:value-type="string" calcext:value-type="string">
            <text:p>Q421</text:p>
          </table:table-cell>
          <table:table-cell office:value-type="string" calcext:value-type="string">
            <text:p>Q122</text:p>
          </table:table-cell>
          <table:table-cell office:value-type="string" calcext:value-type="string">
            <text:p>Q222</text:p>
          </table:table-cell>
          <table:table-cell office:value-type="string" calcext:value-type="string">
            <text:p>Q322</text:p>
          </table:table-cell>
          <table:table-cell office:value-type="string" calcext:value-type="string">
            <text:p>Q422</text:p>
          </table:table-cell>
          <table:table-cell office:value-type="string" calcext:value-type="string">
            <text:p>Q123</text:p>
          </table:table-cell>
          <table:table-cell office:value-type="string" calcext:value-type="string">
            <text:p>Q223</text:p>
          </table:table-cell>
          <table:table-cell office:value-type="string" calcext:value-type="string">
            <text:p>Q323</text:p>
          </table:table-cell>
          <table:table-cell office:value-type="string" calcext:value-type="string">
            <text:p>Q423</text:p>
          </table:table-cell>
          <table:table-cell office:value-type="string" calcext:value-type="string">
            <text:p>Q124</text:p>
          </table:table-cell>
          <table:table-cell office:value-type="string" calcext:value-type="string">
            <text:p>Q224</text:p>
          </table:table-cell>
          <table:table-cell table:number-columns-repeated="4"/>
          <table:table-cell table:style-name="Default" office:value-type="float" office:value="2021" calcext:value-type="float">
            <text:p>2021</text:p>
          </table:table-cell>
          <table:table-cell table:style-name="Default" office:value-type="float" office:value="2022" calcext:value-type="float">
            <text:p>2022</text:p>
          </table:table-cell>
          <table:table-cell table:style-name="Default"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Product R</text:p>
          </table:table-cell>
          <table:table-cell table:number-columns-repeated="20"/>
          <table:table-cell office:value-type="float" office:value="71074" calcext:value-type="float">
            <text:p>71,074</text:p>
          </table:table-cell>
          <table:table-cell office:value-type="float" office:value="72732" calcext:value-type="float">
            <text:p>72,732</text:p>
          </table:table-cell>
          <table:table-cell office:value-type="float" office:value="64669" calcext:value-type="float">
            <text:p>64,6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rvice R</text:p>
          </table:table-cell>
          <table:table-cell table:number-columns-repeated="20"/>
          <table:table-cell office:value-type="float" office:value="97014" calcext:value-type="float">
            <text:p>97,014</text:p>
          </table:table-cell>
          <table:table-cell office:value-type="float" office:value="125538" calcext:value-type="float">
            <text:p>125,538</text:p>
          </table:table-cell>
          <table:table-cell office:value-type="float" office:value="147216" calcext:value-type="float">
            <text:p>147,2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20"/>
          <table:table-cell table:formula="of:=+[.V3]+[.V2]" office:value-type="float" office:value="168088" calcext:value-type="float">
            <text:p>168,088</text:p>
          </table:table-cell>
          <table:table-cell table:formula="of:=+[.W3]+[.W2]" office:value-type="float" office:value="198270" calcext:value-type="float">
            <text:p>198,270</text:p>
          </table:table-cell>
          <table:table-cell table:formula="of:=+[.X3]+[.X2]" office:value-type="float" office:value="211885" calcext:value-type="float">
            <text:p>211,8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 Product</text:p>
          </table:table-cell>
          <table:table-cell table:number-columns-repeated="20"/>
          <table:table-cell office:value-type="float" office:value="18219" calcext:value-type="float">
            <text:p>18,219</text:p>
          </table:table-cell>
          <table:table-cell office:value-type="float" office:value="19064" calcext:value-type="float">
            <text:p>19,064</text:p>
          </table:table-cell>
          <table:table-cell office:value-type="float" office:value="17804" calcext:value-type="float">
            <text:p>17,80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 Service</text:p>
          </table:table-cell>
          <table:table-cell table:number-columns-repeated="20"/>
          <table:table-cell office:value-type="float" office:value="34013" calcext:value-type="float">
            <text:p>34,013</text:p>
          </table:table-cell>
          <table:table-cell office:value-type="float" office:value="43586" calcext:value-type="float">
            <text:p>43,586</text:p>
          </table:table-cell>
          <table:table-cell office:value-type="float" office:value="48059" calcext:value-type="float">
            <text:p>48,0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</text:p>
          </table:table-cell>
          <table:table-cell table:number-columns-repeated="20"/>
          <table:table-cell table:formula="of:=+[.V6]+[.V5]" office:value-type="float" office:value="52232" calcext:value-type="float">
            <text:p>52,232</text:p>
          </table:table-cell>
          <table:table-cell table:formula="of:=+[.W6]+[.W5]" office:value-type="float" office:value="62650" calcext:value-type="float">
            <text:p>62,650</text:p>
          </table:table-cell>
          <table:table-cell table:formula="of:=+[.X6]+[.X5]" office:value-type="float" office:value="65863" calcext:value-type="float">
            <text:p>65,86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oss Profit</text:p>
          </table:table-cell>
          <table:table-cell table:number-columns-repeated="20"/>
          <table:table-cell table:formula="of:=+[.V4]-[.V7]" office:value-type="float" office:value="115856" calcext:value-type="float">
            <text:p>115,856</text:p>
          </table:table-cell>
          <table:table-cell table:formula="of:=+[.W4]-[.W7]" office:value-type="float" office:value="135620" calcext:value-type="float">
            <text:p>135,620</text:p>
          </table:table-cell>
          <table:table-cell table:formula="of:=+[.X4]-[.X7]" office:value-type="float" office:value="146022" calcext:value-type="float">
            <text:p>146,02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&amp;D</text:p>
          </table:table-cell>
          <table:table-cell table:number-columns-repeated="20"/>
          <table:table-cell office:value-type="float" office:value="20716" calcext:value-type="float">
            <text:p>20,716</text:p>
          </table:table-cell>
          <table:table-cell office:value-type="float" office:value="24512" calcext:value-type="float">
            <text:p>24,512</text:p>
          </table:table-cell>
          <table:table-cell office:value-type="float" office:value="27165" calcext:value-type="float">
            <text:p>27,16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&amp;M</text:p>
          </table:table-cell>
          <table:table-cell table:number-columns-repeated="20"/>
          <table:table-cell office:value-type="float" office:value="20117" calcext:value-type="float">
            <text:p>20,117</text:p>
          </table:table-cell>
          <table:table-cell office:value-type="float" office:value="21825" calcext:value-type="float">
            <text:p>21,825</text:p>
          </table:table-cell>
          <table:table-cell office:value-type="float" office:value="22759" calcext:value-type="float">
            <text:p>22,7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&amp;A</text:p>
          </table:table-cell>
          <table:table-cell table:number-columns-repeated="20"/>
          <table:table-cell office:value-type="float" office:value="5107" calcext:value-type="float">
            <text:p>5,107</text:p>
          </table:table-cell>
          <table:table-cell office:value-type="float" office:value="5900" calcext:value-type="float">
            <text:p>5,900</text:p>
          </table:table-cell>
          <table:table-cell office:value-type="float" office:value="7575" calcext:value-type="float">
            <text:p>7,57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erating Income</text:p>
          </table:table-cell>
          <table:table-cell table:number-columns-repeated="20"/>
          <table:table-cell table:formula="of:=+[.V8]-[.V9]-[.V10]-[.V11]" office:value-type="float" office:value="69916" calcext:value-type="float">
            <text:p>69,916</text:p>
          </table:table-cell>
          <table:table-cell table:formula="of:=+[.W8]-[.W9]-[.W10]-[.W11]" office:value-type="float" office:value="83383" calcext:value-type="float">
            <text:p>83,383</text:p>
          </table:table-cell>
          <table:table-cell table:formula="of:=+[.X8]-[.X9]-[.X10]-[.X11]" office:value-type="float" office:value="88523" calcext:value-type="float">
            <text:p>88,5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ther Income</text:p>
          </table:table-cell>
          <table:table-cell table:number-columns-repeated="20"/>
          <table:table-cell office:value-type="float" office:value="1186" calcext:value-type="float">
            <text:p>1,186</text:p>
          </table:table-cell>
          <table:table-cell office:value-type="float" office:value="333" calcext:value-type="float">
            <text:p>333</text:p>
          </table:table-cell>
          <table:table-cell office:value-type="float" office:value="788" calcext:value-type="float">
            <text:p>78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come befor Tax</text:p>
          </table:table-cell>
          <table:table-cell table:number-columns-repeated="20"/>
          <table:table-cell table:formula="of:=+[.V12]+[.V13]" office:value-type="float" office:value="71102" calcext:value-type="float">
            <text:p>71,102</text:p>
          </table:table-cell>
          <table:table-cell table:formula="of:=+[.W12]+[.W13]" office:value-type="float" office:value="83716" calcext:value-type="float">
            <text:p>83,716</text:p>
          </table:table-cell>
          <table:table-cell table:formula="of:=+[.X12]+[.X13]" office:value-type="float" office:value="89311" calcext:value-type="float">
            <text:p>89,3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0"/>
          <table:table-cell office:value-type="float" office:value="9831" calcext:value-type="float">
            <text:p>9,831</text:p>
          </table:table-cell>
          <table:table-cell office:value-type="float" office:value="10978" calcext:value-type="float">
            <text:p>10,978</text:p>
          </table:table-cell>
          <table:table-cell office:value-type="float" office:value="16950" calcext:value-type="float">
            <text:p>16,9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t Income</text:p>
          </table:table-cell>
          <table:table-cell table:number-columns-repeated="20"/>
          <table:table-cell table:formula="of:=+[.V14]-[.V15]" office:value-type="float" office:value="61271" calcext:value-type="float">
            <text:p>61,271</text:p>
          </table:table-cell>
          <table:table-cell table:formula="of:=+[.W14]-[.W15]" office:value-type="float" office:value="72738" calcext:value-type="float">
            <text:p>72,738</text:p>
          </table:table-cell>
          <table:table-cell table:formula="of:=+[.X14]-[.X15]" office:value-type="float" office:value="72361" calcext:value-type="float">
            <text:p>72,36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hares</text:p>
          </table:table-cell>
          <table:table-cell table:number-columns-repeated="20"/>
          <table:table-cell office:value-type="float" office:value="7547" calcext:value-type="float">
            <text:p>7,547</text:p>
          </table:table-cell>
          <table:table-cell office:value-type="float" office:value="7496" calcext:value-type="float">
            <text:p>7,496</text:p>
          </table:table-cell>
          <table:table-cell office:value-type="float" office:value="7446" calcext:value-type="float">
            <text:p>7,4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S</text:p>
          </table:table-cell>
          <table:table-cell table:number-columns-repeated="20"/>
          <table:table-cell table:style-name="Default" table:formula="of:=+[.V16]/[.V17]" office:value-type="float" office:value="8.11859016827879" calcext:value-type="float">
            <text:p>8.11859016827879</text:p>
          </table:table-cell>
          <table:table-cell table:style-name="Default" table:formula="of:=+[.W16]/[.W17]" office:value-type="float" office:value="9.70357524012807" calcext:value-type="float">
            <text:p>9.70357524012807</text:p>
          </table:table-cell>
          <table:table-cell table:style-name="Default" table:formula="of:=+[.X16]/[.X17]" office:value-type="float" office:value="9.7181036798281" calcext:value-type="float">
            <text:p>9.7181036798281</text:p>
          </table:table-cell>
          <table:table-cell table:number-columns-repeated="15"/>
        </table:table-row>
        <table:table-row table:style-name="ro1" table:number-rows-repeated="3">
          <table:table-cell table:number-columns-repeated="21"/>
          <table:table-cell table:style-name="Default" table:number-columns-repeated="3"/>
          <table:table-cell table:number-columns-repeated="15"/>
        </table:table-row>
        <table:table-row table:style-name="ro1">
          <table:table-cell table:number-columns-repeated="21"/>
          <table:table-cell table:style-name="Default"/>
          <table:table-cell table:style-name="ce3" table:formula="of:=+[.W4]/[.V4]-1" office:value-type="percentage" office:value="0.179560706296702" calcext:value-type="percentage">
            <text:p>17.96%</text:p>
          </table:table-cell>
          <table:table-cell table:style-name="ce3" table:formula="of:=+[.X4]/[.W4]-1" office:value-type="percentage" office:value="0.0686689867352599" calcext:value-type="percentage">
            <text:p>6.87%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venue y/y</text:p>
          </table:table-cell>
          <table:table-cell table:number-columns-repeated="20"/>
          <table:table-cell table:style-name="Default" table:number-columns-repeated="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1T22:10:30.222065966</dc:date>
    <meta:editing-duration>PT18M2S</meta:editing-duration>
    <meta:editing-cycles>3</meta:editing-cycles>
    <meta:generator>LibreOffice/7.3.7.2$Linux_X86_64 LibreOffice_project/30$Build-2</meta:generator>
    <meta:document-statistic meta:table-count="2" meta:cell-count="122" meta:object-count="0"/>
  </office:meta>
</office:document-meta>
</file>